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v/div</text:p>
          </table:table-cell>
          <table:table-cell office:value-type="string">
            <text:p>v range pos</text:p>
          </table:table-cell>
          <table:table-cell office:value-type="string">
            <text:p>gain</text:p>
          </table:table-cell>
          <table:table-cell office:value-type="string">
            <text:p>Gain * 10</text:p>
          </table:table-cell>
          <table:table-cell office:value-type="string">
            <text:p>code</text:p>
          </table:table-cell>
          <table:table-cell office:value-type="string">
            <text:p>error, floor %</text:p>
          </table:table-cell>
          <table:table-cell office:value-type="string">
            <text:p>error, round %</text:p>
          </table:table-cell>
          <table:table-cell/>
          <table:table-cell office:value-type="string">
            <text:p>floor</text:p>
          </table:table-cell>
          <table:table-cell office:value-type="string">
            <text:p>round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2]*2.5" office:value-type="float" office:value="0.125">
            <text:p>0.125</text:p>
          </table:table-cell>
          <table:table-cell table:formula="of:=1/[.A2]" office:value-type="float" office:value="20">
            <text:p>20</text:p>
          </table:table-cell>
          <table:table-cell table:formula="of:=[.C2]*10" office:value-type="float" office:value="200">
            <text:p>200</text:p>
          </table:table-cell>
          <table:table-cell table:formula="of:=4095/[.D2]" office:value-type="float" office:value="20.475">
            <text:p>20.475</text:p>
          </table:table-cell>
          <table:table-cell table:formula="of:=100*([.E2]-FLOOR([.E2];1))/[.E2]" office:value-type="float" office:value="2.31990231990233">
            <text:p>2.3199023199</text:p>
          </table:table-cell>
          <table:table-cell table:formula="of:=100*([.E2]-ROUND([.E2];0))/[.E2]" office:value-type="float" office:value="2.31990231990233">
            <text:p>2.3199023199</text:p>
          </table:table-cell>
          <table:table-cell/>
          <table:table-cell table:formula="of:=FLOOR([.E2]; 1)" office:value-type="float" office:value="20">
            <text:p>20</text:p>
          </table:table-cell>
          <table:table-cell table:formula="of:=ROUND([.E2]; 0)" office:value-type="float" office:value="20">
            <text:p>2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3]*2.5" office:value-type="float" office:value="0.25">
            <text:p>0.25</text:p>
          </table:table-cell>
          <table:table-cell table:formula="of:=1/[.A3]" office:value-type="float" office:value="10">
            <text:p>10</text:p>
          </table:table-cell>
          <table:table-cell table:formula="of:=[.C3]*10" office:value-type="float" office:value="100">
            <text:p>100</text:p>
          </table:table-cell>
          <table:table-cell table:formula="of:=4095/[.D3]" office:value-type="float" office:value="40.95">
            <text:p>40.95</text:p>
          </table:table-cell>
          <table:table-cell table:formula="of:=100*([.E3]-FLOOR([.E3];1))/[.E3]" office:value-type="float" office:value="2.31990231990233">
            <text:p>2.3199023199</text:p>
          </table:table-cell>
          <table:table-cell table:formula="of:=100*([.E3]-ROUND([.E3];0))/[.E3]" office:value-type="float" office:value="-0.122100122100115">
            <text:p>-0.1221001221</text:p>
          </table:table-cell>
          <table:table-cell/>
          <table:table-cell table:formula="of:=FLOOR([.E3]; 1)" office:value-type="float" office:value="40">
            <text:p>40</text:p>
          </table:table-cell>
          <table:table-cell table:formula="of:=ROUND([.E3]; 0)" office:value-type="float" office:value="41">
            <text:p>41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4]*2.5" office:value-type="float" office:value="0.5">
            <text:p>0.5</text:p>
          </table:table-cell>
          <table:table-cell table:formula="of:=1/[.A4]" office:value-type="float" office:value="5">
            <text:p>5</text:p>
          </table:table-cell>
          <table:table-cell table:formula="of:=[.C4]*10" office:value-type="float" office:value="50">
            <text:p>50</text:p>
          </table:table-cell>
          <table:table-cell table:formula="of:=4095/[.D4]" office:value-type="float" office:value="81.9">
            <text:p>81.9</text:p>
          </table:table-cell>
          <table:table-cell table:formula="of:=100*([.E4]-FLOOR([.E4];1))/[.E4]" office:value-type="float" office:value="1.09890109890111">
            <text:p>1.0989010989</text:p>
          </table:table-cell>
          <table:table-cell table:formula="of:=100*([.E4]-ROUND([.E4];0))/[.E4]" office:value-type="float" office:value="-0.122100122100115">
            <text:p>-0.1221001221</text:p>
          </table:table-cell>
          <table:table-cell/>
          <table:table-cell table:formula="of:=FLOOR([.E4]; 1)" office:value-type="float" office:value="81">
            <text:p>81</text:p>
          </table:table-cell>
          <table:table-cell table:formula="of:=ROUND([.E4]; 0)" office:value-type="float" office:value="82">
            <text:p>8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5]*2.5" office:value-type="float" office:value="1.25">
            <text:p>1.25</text:p>
          </table:table-cell>
          <table:table-cell table:formula="of:=1/[.A5]" office:value-type="float" office:value="2">
            <text:p>2</text:p>
          </table:table-cell>
          <table:table-cell table:formula="of:=[.C5]*10" office:value-type="float" office:value="20">
            <text:p>20</text:p>
          </table:table-cell>
          <table:table-cell table:formula="of:=4095/[.D5]" office:value-type="float" office:value="204.75">
            <text:p>204.75</text:p>
          </table:table-cell>
          <table:table-cell table:formula="of:=100*([.E5]-FLOOR([.E5];1))/[.E5]" office:value-type="float" office:value="0.366300366300366">
            <text:p>0.3663003663</text:p>
          </table:table-cell>
          <table:table-cell table:formula="of:=100*([.E5]-ROUND([.E5];0))/[.E5]" office:value-type="float" office:value="-0.122100122100122">
            <text:p>-0.1221001221</text:p>
          </table:table-cell>
          <table:table-cell/>
          <table:table-cell table:formula="of:=FLOOR([.E5]; 1)" office:value-type="float" office:value="204">
            <text:p>204</text:p>
          </table:table-cell>
          <table:table-cell table:formula="of:=ROUND([.E5]; 0)" office:value-type="float" office:value="205">
            <text:p>20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6]*2.5" office:value-type="float" office:value="2.5">
            <text:p>2.5</text:p>
          </table:table-cell>
          <table:table-cell table:formula="of:=1/[.A6]" office:value-type="float" office:value="1">
            <text:p>1</text:p>
          </table:table-cell>
          <table:table-cell table:formula="of:=[.C6]*10" office:value-type="float" office:value="10">
            <text:p>10</text:p>
          </table:table-cell>
          <table:table-cell table:formula="of:=4095/[.D6]" office:value-type="float" office:value="409.5">
            <text:p>409.5</text:p>
          </table:table-cell>
          <table:table-cell table:formula="of:=100*([.E6]-FLOOR([.E6];1))/[.E6]" office:value-type="float" office:value="0.122100122100122">
            <text:p>0.1221001221</text:p>
          </table:table-cell>
          <table:table-cell table:formula="of:=100*([.E6]-ROUND([.E6];0))/[.E6]" office:value-type="float" office:value="-0.122100122100122">
            <text:p>-0.1221001221</text:p>
          </table:table-cell>
          <table:table-cell/>
          <table:table-cell table:formula="of:=FLOOR([.E6]; 1)" office:value-type="float" office:value="409">
            <text:p>409</text:p>
          </table:table-cell>
          <table:table-cell table:formula="of:=ROUND([.E6]; 0)" office:value-type="float" office:value="410">
            <text:p>4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7]*2.5" office:value-type="float" office:value="5">
            <text:p>5</text:p>
          </table:table-cell>
          <table:table-cell table:formula="of:=1/[.A7]" office:value-type="float" office:value="0.5">
            <text:p>0.5</text:p>
          </table:table-cell>
          <table:table-cell table:formula="of:=[.C7]*10" office:value-type="float" office:value="5">
            <text:p>5</text:p>
          </table:table-cell>
          <table:table-cell table:formula="of:=4095/[.D7]" office:value-type="float" office:value="819">
            <text:p>819</text:p>
          </table:table-cell>
          <table:table-cell table:formula="of:=100*([.E7]-FLOOR([.E7];1))/[.E7]" office:value-type="float" office:value="0">
            <text:p>0</text:p>
          </table:table-cell>
          <table:table-cell table:formula="of:=100*([.E7]-ROUND([.E7];0))/[.E7]" office:value-type="float" office:value="0">
            <text:p>0</text:p>
          </table:table-cell>
          <table:table-cell/>
          <table:table-cell table:formula="of:=FLOOR([.E7]; 1)" office:value-type="float" office:value="819">
            <text:p>819</text:p>
          </table:table-cell>
          <table:table-cell table:formula="of:=ROUND([.E7]; 0)" office:value-type="float" office:value="819">
            <text:p>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8]*2.5" office:value-type="float" office:value="12.5">
            <text:p>12.5</text:p>
          </table:table-cell>
          <table:table-cell table:formula="of:=1/[.A8]" office:value-type="float" office:value="0.2">
            <text:p>0.2</text:p>
          </table:table-cell>
          <table:table-cell table:formula="of:=[.C8]*10" office:value-type="float" office:value="2">
            <text:p>2</text:p>
          </table:table-cell>
          <table:table-cell table:formula="of:=4095/[.D8]" office:value-type="float" office:value="2047.5">
            <text:p>2047.5</text:p>
          </table:table-cell>
          <table:table-cell table:formula="of:=100*([.E8]-FLOOR([.E8];1))/[.E8]" office:value-type="float" office:value="0.0244200244200244">
            <text:p>0.0244200244</text:p>
          </table:table-cell>
          <table:table-cell table:formula="of:=100*([.E8]-ROUND([.E8];0))/[.E8]" office:value-type="float" office:value="-0.0244200244200244">
            <text:p>-0.0244200244</text:p>
          </table:table-cell>
          <table:table-cell/>
          <table:table-cell table:formula="of:=FLOOR([.E8]; 1)" office:value-type="float" office:value="2047">
            <text:p>2047</text:p>
          </table:table-cell>
          <table:table-cell table:formula="of:=ROUND([.E8]; 0)" office:value-type="float" office:value="2048">
            <text:p>20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9]*2.5" office:value-type="float" office:value="25">
            <text:p>25</text:p>
          </table:table-cell>
          <table:table-cell table:formula="of:=1/[.A9]" office:value-type="float" office:value="0.1">
            <text:p>0.1</text:p>
          </table:table-cell>
          <table:table-cell table:formula="of:=[.C9]*10" office:value-type="float" office:value="1">
            <text:p>1</text:p>
          </table:table-cell>
          <table:table-cell table:formula="of:=4095/[.D9]" office:value-type="float" office:value="4095">
            <text:p>4095</text:p>
          </table:table-cell>
          <table:table-cell table:formula="of:=100*([.E9]-FLOOR([.E9];1))/[.E9]" office:value-type="float" office:value="0">
            <text:p>0</text:p>
          </table:table-cell>
          <table:table-cell table:formula="of:=100*([.E9]-ROUND([.E9];0))/[.E9]" office:value-type="float" office:value="0">
            <text:p>0</text:p>
          </table:table-cell>
          <table:table-cell/>
          <table:table-cell table:formula="of:=FLOOR([.E9]; 1)" office:value-type="float" office:value="4095">
            <text:p>4095</text:p>
          </table:table-cell>
          <table:table-cell table:formula="of:=ROUND([.E9]; 0)" office:value-type="float" office:value="4095">
            <text:p>409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error of using a 12bit dac as programmable gain amplifi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AX253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in</text:p>
          </table:table-cell>
          <table:table-cell office:value-type="float" office:value="4.096">
            <text:p>4.0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de</text:p>
          </table:table-cell>
          <table:table-cell office:value-type="string">
            <text:p>v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formula="of:=[.E$20]*(-4096/[.D22])" office:value-type="float" office:value="-167.77216">
            <text:p>-167.77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0">
            <text:p>1000</text:p>
          </table:table-cell>
          <table:table-cell table:formula="of:=[.E$20]*(-4096/[.D23])" office:value-type="float" office:value="-16.777216">
            <text:p>-16.777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95">
            <text:p>4095</text:p>
          </table:table-cell>
          <table:table-cell table:formula="of:=[.E$20]*(-4096/[.D24])" office:value-type="float" office:value="-4.09700024420024">
            <text:p>-4.097000244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20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4-11T22:44:55</meta:creation-date>
    <dc:date>2012-04-28T20:01:14</dc:date>
    <dc:creator>mru </dc:creator>
    <meta:editing-duration>PT8H40M9S</meta:editing-duration>
    <meta:editing-cycles>6</meta:editing-cycles>
    <meta:generator>LibreOffice/3.4$Linux LibreOffice_project/340m1$Build-402</meta:generator>
    <meta:document-statistic meta:table-count="3" meta:cell-count="93" meta:object-count="0"/>
  </office:meta>
</office:document-meta>
</file>